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287081655908410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69215590958300120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54580549091299500"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482699802526034745"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01125794782420250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06109115303781892"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11789444482642286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2545005447645230404"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345317" text:continue-list="list511789444482642286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8734680617728366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349822"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36908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352479"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368332"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366907"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oft-page-break/><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text:soft-page-break/>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80"><text:span text:style-name="T2"/></text:p>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10"><text:span text:style-name="T2"/></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057231622064351313"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4T19:13:12.80</dc:date>
    <dc:creator>James Lombardi</dc:creator>
    <meta:editing-duration>P9DT23H23M42S</meta:editing-duration>
    <meta:editing-cycles>855</meta:editing-cycles>
    <meta:generator>OpenOffice/4.1.2$Win32 OpenOffice.org_project/412m3$Build-9782</meta:generator>
    <meta:document-statistic meta:table-count="0" meta:image-count="9" meta:object-count="0" meta:page-count="96" meta:paragraph-count="2590" meta:word-count="29328" meta:character-count="149943"/>
  </office:meta>
</office:document-meta>
</file>